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5716" officeooo:paragraph-rsid="00065716"/>
    </style:style>
    <style:style style:name="P2" style:family="paragraph" style:parent-style-name="Standard" style:list-style-name="L1">
      <style:text-properties officeooo:rsid="00065716" officeooo:paragraph-rsid="00065716"/>
    </style:style>
    <style:style style:name="P3" style:family="paragraph" style:parent-style-name="Standard">
      <style:text-properties fo:font-size="15pt" officeooo:rsid="00065716" officeooo:paragraph-rsid="00065716" style:font-size-asian="15pt" style:font-size-complex="15pt"/>
    </style:style>
    <style:style style:name="P4" style:family="paragraph" style:parent-style-name="Standard" style:list-style-name="L1">
      <style:text-properties officeooo:rsid="0007d7ab" officeooo:paragraph-rsid="0007d7ab"/>
    </style:style>
    <style:style style:name="P5" style:family="paragraph" style:parent-style-name="Standard" style:list-style-name="L1">
      <style:text-properties fo:font-weight="bold" officeooo:rsid="0007d7ab" officeooo:paragraph-rsid="0007d7ab" style:font-weight-asian="bold" style:font-weight-complex="bold"/>
    </style:style>
    <style:style style:name="P6" style:family="paragraph" style:parent-style-name="Standard" style:list-style-name="L1">
      <style:text-properties fo:font-weight="bold" officeooo:rsid="000991dd" officeooo:paragraph-rsid="000991dd" style:font-weight-asian="bold" style:font-weight-complex="bold"/>
    </style:style>
    <style:style style:name="P7" style:family="paragraph" style:parent-style-name="Standard" style:list-style-name="L1">
      <style:text-properties fo:font-weight="bold" officeooo:rsid="000b8be0" officeooo:paragraph-rsid="000b8be0" style:font-weight-asian="bold" style:font-weight-complex="bold"/>
    </style:style>
    <style:style style:name="P8" style:family="paragraph" style:parent-style-name="Standard" style:list-style-name="L1">
      <style:text-properties fo:font-weight="bold" officeooo:rsid="000d7e54" officeooo:paragraph-rsid="000d7e54" style:font-weight-asian="bold" style:font-weight-complex="bold"/>
    </style:style>
    <style:style style:name="P9" style:family="paragraph" style:parent-style-name="Standard" style:list-style-name="L1">
      <style:text-properties officeooo:rsid="000991dd" officeooo:paragraph-rsid="000991d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G 11/3</text:p>
      <text:p text:style-name="P3">North America</text:p>
      <text:p text:style-name="P1"/>
      <text:list text:style-name="L1">
        <text:list-item>
          <text:p text:style-name="P2">Huge amount of deep linguistic diversity</text:p>
        </text:list-item>
        <text:list-item>
          <text:p text:style-name="P4">Siouan: Lakota</text:p>
        </text:list-item>
        <text:list-item>
          <text:p text:style-name="P4">Algonquian: Cheyenne, Arapaho, </text:p>
        </text:list-item>
        <text:list-item>
          <text:p text:style-name="P4">Muskogean: Choctaw, </text:p>
        </text:list-item>
        <text:list-item>
          <text:p text:style-name="P4">Iroquioan: Cherokee, Mohawk</text:p>
        </text:list-item>
        <text:list-item>
          <text:p text:style-name="P4">Uto Aztekcan: Hopi, Ute, Shoshone</text:p>
        </text:list-item>
        <text:list-item>
          <text:p text:style-name="P4">Na-Dane / Athabaskan: Navaho, Apache</text:p>
        </text:list-item>
        <text:list-item>
          <text:p text:style-name="P5">QQ: What is one of the native languages from our home town?</text:p>
          <text:list>
            <text:list-item>
              <text:p text:style-name="P4">Also maybe one word or place name from your home town</text:p>
            </text:list-item>
          </text:list>
        </text:list-item>
        <text:list-item>
          <text:p text:style-name="P9">Cultural similarity != linguistic similarity</text:p>
        </text:list-item>
        <text:list-item>
          <text:p text:style-name="P6">Polysyntehsis<text:span text:style-name="T1">: “many morphemes per word” </text:span></text:p>
          <text:list>
            <text:list-item>
              <text:p text:style-name="P6"><text:span text:style-name="T1">incorporates nouns into verbs, unlike agglutinating</text:span></text:p>
            </text:list-item>
            <text:list-item>
              <text:p text:style-name="P6"><text:span text:style-name="T1">basic verbs tend to have multiple ideas in a single word/stem</text:span></text:p>
            </text:list-item>
            <text:list-item>
              <text:p text:style-name="P6"><text:span text:style-name="T1">many languages are both polysynthetic and agglutinating</text:span></text:p>
            </text:list-item>
            <text:list-item>
              <text:p text:style-name="P7"><text:span text:style-name="T1">Widespread in NA languages (4 families, Algonquian for ex)</text:span></text:p>
            </text:list-item>
          </text:list>
        </text:list-item>
        <text:list-item>
          <text:p text:style-name="P6"><text:span text:style-name="T1">Basically instead of many words there are bound morphemes</text:span></text:p>
        </text:list-item>
        <text:list-item>
          <text:p text:style-name="P7"><text:span text:style-name="T1">Many families especially in the PNW have large amounts of consonant sounds</text:span></text:p>
        </text:list-item>
        <text:list-item>
          <text:p text:style-name="P7"><text:span text:style-name="T1">English has 24, Many NA languages have double</text:span></text:p>
          <text:list>
            <text:list-item>
              <text:p text:style-name="P7"><text:span text:style-name="T1">glottalized sounds</text:span></text:p>
            </text:list-item>
          </text:list>
        </text:list-item>
        <text:list-item>
          <text:p text:style-name="P7"><text:span text:style-name="T1">These consonant sounds are a linguistic areal feature of NA</text:span></text:p>
        </text:list-item>
        <text:list-item>
          <text:p text:style-name="P8"><text:span text:style-name="T1">Code talkers</text:span></text:p>
        </text:list-item>
        <text:list-item>
          <text:p text:style-name="P8"><text:span text:style-name="T1">Almost all NA languages are endangered, and many are extinct</text:span></text:p>
        </text:list-item>
        <text:list-item>
          <text:p text:style-name="P8"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3:26:52.549284076</meta:creation-date>
    <dc:date>2025-11-03T15:19:34.215614362</dc:date>
    <meta:editing-duration>PT8M50S</meta:editing-duration>
    <meta:editing-cycles>1</meta:editing-cycles>
    <meta:document-statistic meta:table-count="0" meta:image-count="0" meta:object-count="0" meta:page-count="1" meta:paragraph-count="25" meta:word-count="172" meta:character-count="993" meta:non-whitespace-character-count="865"/>
    <meta:generator>LibreOffice/24.2.7.2$Linux_X86_64 LibreOffice_project/420$Build-2</meta:generator>
  </office:meta>
</office:document-meta>
</file>